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7da0f" officeooo:paragraph-rsid="0007da0f"/>
    </style:style>
    <style:style style:name="P2" style:family="paragraph" style:parent-style-name="Standard">
      <style:text-properties style:font-name="Times New Roman" officeooo:rsid="00082d3d" officeooo:paragraph-rsid="00082d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NỢ DOANH THU</text:p>
      <text:p text:style-name="P2">Mã phiếu đề xuất: <text:placeholder text:placeholder-type="text">&lt;o.name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0-13T12:10:17.817345309</dc:date>
    <meta:editing-duration>PT41M1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8" meta:character-count="38" meta:non-whitespace-character-count="32"/>
  </office:meta>
</office:document-meta>
</file>